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normal" officeooo:rsid="0007bafe" officeooo:paragraph-rsid="0007bafe" style:font-size-asian="19.25pt" style:font-weight-asian="normal" style:font-size-complex="2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07bafe" officeooo:paragraph-rsid="0007bafe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087c43" officeooo:paragraph-rsid="00087c43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08fc91" officeooo:paragraph-rsid="0008fc91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08fc91" officeooo:paragraph-rsid="000c55a9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ab3e3" officeooo:paragraph-rsid="000ab3e3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c55a9" officeooo:paragraph-rsid="000c55a9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cd1a0" officeooo:paragraph-rsid="000cd1a0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s</text:p>
      <text:list xml:id="list6676486455202631570" text:style-name="L1">
        <text:list-header>
          <text:p text:style-name="P2"/>
        </text:list-header>
        <text:list-item>
          <text:p text:style-name="P3">Sentiment Analysis</text:p>
          <text:list>
            <text:list-item>
              <text:p text:style-name="P3">Introduction</text:p>
            </text:list-item>
            <text:list-item>
              <text:p text:style-name="P3">Techniques used</text:p>
            </text:list-item>
            <text:list-item>
              <text:p text:style-name="P3">Applications</text:p>
            </text:list-item>
          </text:list>
        </text:list-item>
        <text:list-item>
          <text:p text:style-name="P3">Information Retrieval</text:p>
          <text:list>
            <text:list-item>
              <text:p text:style-name="P3">Introduction</text:p>
            </text:list-item>
            <text:list-item>
              <text:p text:style-name="P3">Indexing</text:p>
            </text:list-item>
            <text:list-item>
              <text:p text:style-name="P3">Topic modeling</text:p>
            </text:list-item>
          </text:list>
        </text:list-item>
        <text:list-item>
          <text:p text:style-name="P3">Sentiment Analysis in Information Retrieval</text:p>
          <text:list>
            <text:list-item>
              <text:p text:style-name="P3">Indexing followed SA</text:p>
            </text:list-item>
            <text:list-item>
              <text:p text:style-name="P3">Encoding sentiment in Index</text:p>
            </text:list-item>
          </text:list>
        </text:list-item>
        <text:list-item>
          <text:p text:style-name="P4">Topic Models</text:p>
          <text:list>
            <text:list-item>
              <text:p text:style-name="P4">Latent Dirichlet Allocation</text:p>
              <text:list>
                <text:list-item>
                  <text:p text:style-name="P6">Evaluation of LDA</text:p>
                </text:list-item>
              </text:list>
            </text:list-item>
            <text:list-item>
              <text:p text:style-name="P4">Joint Sentiment-topic models</text:p>
              <text:list>
                <text:list-item>
                  <text:p text:style-name="P6">Theory</text:p>
                </text:list-item>
                <text:list-item>
                  <text:p text:style-name="P6">Drawbacks of joint sentiment topic models</text:p>
                </text:list-item>
              </text:list>
            </text:list-item>
            <text:list-item>
              <text:p text:style-name="P4">Topical n-grams</text:p>
              <text:list>
                <text:list-item>
                  <text:p text:style-name="P7">Advantage of using Topic models</text:p>
                </text:list-item>
              </text:list>
            </text:list-item>
          </text:list>
        </text:list-item>
        <text:list-item>
          <text:p text:style-name="P4">Sentiment Analysis using Topic models</text:p>
          <text:list>
            <text:list-item>
              <text:p text:style-name="P6">Using Latent Dirichlet Allocation</text:p>
            </text:list-item>
            <text:list-item>
              <text:p text:style-name="P6">Using Sentiment-topic models</text:p>
            </text:list-item>
            <text:list-item>
              <text:p text:style-name="P6">Using topical n-grams</text:p>
            </text:list-item>
            <text:list-item>
              <text:p text:style-name="P6">Experimental Setup</text:p>
            </text:list-item>
            <text:list-item>
              <text:p text:style-name="P6">Discussion</text:p>
            </text:list-item>
          </text:list>
        </text:list-item>
        <text:list-item>
          <text:p text:style-name="P7">Resource generation using LDA</text:p>
        </text:list-item>
        <text:list-item>
          <text:p text:style-name="P5">Sentiment Analysis using Deep Semantics </text:p>
          <text:list>
            <text:list-item>
              <text:p text:style-name="P6">Introduction</text:p>
            </text:list-item>
            <text:list-item>
              <text:p text:style-name="P8">UNL</text:p>
            </text:list-item>
            <text:list-item>
              <text:p text:style-name="P8">Rules</text:p>
            </text:list-item>
            <text:list-item>
              <text:p text:style-name="P8">Experimental Setup</text:p>
            </text:list-item>
            <text:list-item>
              <text:p text:style-name="P8">Results</text:p>
            </text:list-item>
            <text:list-item>
              <text:p text:style-name="P8">Discussion</text:p>
            </text:list-item>
          </text:list>
        </text:list-item>
        <text:list-item>
          <text:p text:style-name="P3">Conclusion and Future 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odien </meta:initial-creator>
    <meta:creation-date>2013-10-01T10:53:40</meta:creation-date>
    <dc:date>2014-06-04T22:30:30.633199129</dc:date>
    <dc:creator>Nikhil </dc:creator>
    <meta:editing-duration>PT35M39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1" meta:paragraph-count="36" meta:word-count="123" meta:character-count="719" meta:non-whitespace-character-count="665"/>
  </office:meta>
</office:document-meta>
</file>